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ca5" officeooo:paragraph-rsid="000b6ca5"/>
    </style:style>
    <style:style style:name="P2" style:family="paragraph" style:parent-style-name="Standard">
      <style:paragraph-properties fo:text-align="center" style:justify-single-word="false"/>
      <style:text-properties officeooo:rsid="000b6ca5" officeooo:paragraph-rsid="000b6ca5"/>
    </style:style>
    <style:style style:name="P3" style:family="paragraph" style:parent-style-name="Standard">
      <style:text-properties officeooo:rsid="000b83f8" officeooo:paragraph-rsid="000e3c36"/>
    </style:style>
    <style:style style:name="P4" style:family="paragraph" style:parent-style-name="Standard">
      <style:text-properties officeooo:rsid="000b83f8" officeooo:paragraph-rsid="0010c070"/>
    </style:style>
    <style:style style:name="P5" style:family="paragraph" style:parent-style-name="Standard">
      <style:text-properties officeooo:rsid="000edee0" officeooo:paragraph-rsid="000edee0"/>
    </style:style>
    <style:style style:name="P6" style:family="paragraph" style:parent-style-name="Standard">
      <style:text-properties officeooo:rsid="0010c070" officeooo:paragraph-rsid="0010c070"/>
    </style:style>
    <style:style style:name="P7" style:family="paragraph" style:parent-style-name="Standard">
      <style:text-properties officeooo:rsid="00120193" officeooo:paragraph-rsid="00120193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5517f" officeooo:paragraph-rsid="0015517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0932d" officeooo:paragraph-rsid="0020932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f400c" officeooo:paragraph-rsid="002f400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3e78b1" officeooo:paragraph-rsid="003e78b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478233" officeooo:paragraph-rsid="0047823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549a6f" officeooo:paragraph-rsid="00549a6f" style:font-weight-asian="bold" style:font-weight-complex="bold"/>
    </style:style>
    <style:style style:name="P14" style:family="paragraph" style:parent-style-name="Standard">
      <style:text-properties officeooo:rsid="0015517f" officeooo:paragraph-rsid="0015517f"/>
    </style:style>
    <style:style style:name="P15" style:family="paragraph" style:parent-style-name="Standard">
      <style:text-properties officeooo:rsid="0017708f" officeooo:paragraph-rsid="0017708f"/>
    </style:style>
    <style:style style:name="P16" style:family="paragraph" style:parent-style-name="Standard">
      <style:text-properties officeooo:rsid="0017708f" officeooo:paragraph-rsid="0018c62f"/>
    </style:style>
    <style:style style:name="P17" style:family="paragraph" style:parent-style-name="Standard">
      <style:text-properties officeooo:rsid="0017708f" officeooo:paragraph-rsid="00251768"/>
    </style:style>
    <style:style style:name="P18" style:family="paragraph" style:parent-style-name="Standard">
      <style:text-properties officeooo:rsid="0018c62f" officeooo:paragraph-rsid="0018c62f"/>
    </style:style>
    <style:style style:name="P19" style:family="paragraph" style:parent-style-name="Standard">
      <style:text-properties officeooo:rsid="001a730f" officeooo:paragraph-rsid="001a730f"/>
    </style:style>
    <style:style style:name="P20" style:family="paragraph" style:parent-style-name="Standard">
      <style:text-properties officeooo:rsid="001a730f" officeooo:paragraph-rsid="00251768"/>
    </style:style>
    <style:style style:name="P21" style:family="paragraph" style:parent-style-name="Standard">
      <style:text-properties officeooo:rsid="001a730f" officeooo:paragraph-rsid="00289c20"/>
    </style:style>
    <style:style style:name="P22" style:family="paragraph" style:parent-style-name="Standard">
      <style:text-properties officeooo:rsid="001a730f" officeooo:paragraph-rsid="0017708f"/>
    </style:style>
    <style:style style:name="P23" style:family="paragraph" style:parent-style-name="Standard">
      <style:text-properties officeooo:rsid="0020932d" officeooo:paragraph-rsid="0020932d"/>
    </style:style>
    <style:style style:name="P24" style:family="paragraph" style:parent-style-name="Standard">
      <style:text-properties officeooo:rsid="002329a8" officeooo:paragraph-rsid="002329a8"/>
    </style:style>
    <style:style style:name="P25" style:family="paragraph" style:parent-style-name="Standard">
      <style:text-properties officeooo:rsid="002f400c" officeooo:paragraph-rsid="002f400c"/>
    </style:style>
    <style:style style:name="P26" style:family="paragraph" style:parent-style-name="Standard">
      <style:text-properties officeooo:rsid="00317164" officeooo:paragraph-rsid="00317164"/>
    </style:style>
    <style:style style:name="P27" style:family="paragraph" style:parent-style-name="Standard">
      <style:text-properties officeooo:rsid="00317164" officeooo:paragraph-rsid="00392511"/>
    </style:style>
    <style:style style:name="P28" style:family="paragraph" style:parent-style-name="Standard">
      <style:text-properties officeooo:rsid="00317164" officeooo:paragraph-rsid="003f11a4"/>
    </style:style>
    <style:style style:name="P29" style:family="paragraph" style:parent-style-name="Standard">
      <style:text-properties officeooo:rsid="003ac2cc" officeooo:paragraph-rsid="003ac2cc"/>
    </style:style>
    <style:style style:name="P30" style:family="paragraph" style:parent-style-name="Standard">
      <style:text-properties officeooo:rsid="003ac2cc" officeooo:paragraph-rsid="003b2032"/>
    </style:style>
    <style:style style:name="P31" style:family="paragraph" style:parent-style-name="Standard">
      <style:text-properties officeooo:rsid="003ac2cc" officeooo:paragraph-rsid="003f11a4"/>
    </style:style>
    <style:style style:name="P32" style:family="paragraph" style:parent-style-name="Standard">
      <style:text-properties officeooo:rsid="003e78b1" officeooo:paragraph-rsid="003e78b1"/>
    </style:style>
    <style:style style:name="P33" style:family="paragraph" style:parent-style-name="Standard">
      <style:paragraph-properties fo:text-align="start" style:justify-single-word="false"/>
      <style:text-properties officeooo:rsid="00478233" officeooo:paragraph-rsid="00478233"/>
    </style:style>
    <style:style style:name="P34" style:family="paragraph" style:parent-style-name="Standard">
      <style:paragraph-properties fo:text-align="start" style:justify-single-word="false"/>
      <style:text-properties officeooo:rsid="00478233" officeooo:paragraph-rsid="00496f6e"/>
    </style:style>
    <style:style style:name="P35" style:family="paragraph" style:parent-style-name="Standard">
      <style:paragraph-properties fo:text-align="start" style:justify-single-word="false"/>
      <style:text-properties officeooo:rsid="00478233" officeooo:paragraph-rsid="004d2d97"/>
    </style:style>
    <style:style style:name="P36" style:family="paragraph" style:parent-style-name="Standard">
      <style:paragraph-properties fo:text-align="start" style:justify-single-word="false"/>
      <style:text-properties officeooo:rsid="00478233" officeooo:paragraph-rsid="004deba2"/>
    </style:style>
    <style:style style:name="P37" style:family="paragraph" style:parent-style-name="Standard">
      <style:paragraph-properties fo:text-align="start" style:justify-single-word="false"/>
      <style:text-properties officeooo:rsid="00478233" officeooo:paragraph-rsid="004fa541"/>
    </style:style>
    <style:style style:name="P38" style:family="paragraph" style:parent-style-name="Standard">
      <style:paragraph-properties fo:text-align="start" style:justify-single-word="false"/>
      <style:text-properties officeooo:rsid="00549a6f" officeooo:paragraph-rsid="00549a6f"/>
    </style:style>
    <style:style style:name="P39" style:family="paragraph" style:parent-style-name="Standard">
      <style:text-properties fo:font-variant="normal" fo:text-transform="none" fo:color="#000000" fo:letter-spacing="normal" fo:font-style="normal" fo:font-weight="normal" officeooo:rsid="00289c20" officeooo:paragraph-rsid="00289c20"/>
    </style:style>
    <style:style style:name="P40" style:family="paragraph" style:parent-style-name="Standard">
      <style:paragraph-properties fo:text-align="start" style:justify-single-word="false"/>
      <style:text-properties officeooo:rsid="00460ed5" officeooo:paragraph-rsid="00460ed5"/>
    </style:style>
    <style:style style:name="P41" style:family="paragraph" style:parent-style-name="Standard">
      <style:paragraph-properties fo:text-align="center" style:justify-single-word="false"/>
      <style:text-properties officeooo:rsid="00460ed5" officeooo:paragraph-rsid="00460ed5"/>
    </style:style>
    <style:style style:name="P42" style:family="paragraph" style:parent-style-name="Standard">
      <style:text-properties officeooo:rsid="0077aa84" officeooo:paragraph-rsid="0077aa84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55f408" officeooo:paragraph-rsid="0055f408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5789d3" officeooo:paragraph-rsid="005789d3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57ee31" officeooo:paragraph-rsid="0057ee31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59c1a4" officeooo:paragraph-rsid="0059c1a4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5d6408" officeooo:paragraph-rsid="005d6408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628ea8" officeooo:paragraph-rsid="00628ea8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65f0be" officeooo:paragraph-rsid="0065f0be"/>
    </style:style>
    <style:style style:name="P50" style:family="paragraph" style:parent-style-name="Standard">
      <style:text-properties officeooo:rsid="000b83f8" officeooo:paragraph-rsid="007f1aa7"/>
    </style:style>
    <style:style style:name="P51" style:family="paragraph" style:parent-style-name="Standard">
      <style:text-properties officeooo:rsid="001e45b4" officeooo:paragraph-rsid="007f1aa7"/>
    </style:style>
    <style:style style:name="P52" style:family="paragraph" style:parent-style-name="Standard">
      <style:text-properties officeooo:rsid="0016a6f9" officeooo:paragraph-rsid="007fc17e"/>
    </style:style>
    <style:style style:name="P53" style:family="paragraph" style:parent-style-name="Standard">
      <style:text-properties officeooo:rsid="001d8051" officeooo:paragraph-rsid="007fc17e"/>
    </style:style>
    <style:style style:name="P54" style:family="paragraph" style:parent-style-name="Standard">
      <style:text-properties officeooo:rsid="0020932d" officeooo:paragraph-rsid="0080f299"/>
    </style:style>
    <style:style style:name="P55" style:family="paragraph" style:parent-style-name="Standard">
      <style:text-properties officeooo:rsid="00317164" officeooo:paragraph-rsid="0082f04f"/>
    </style:style>
    <style:style style:name="P56" style:family="paragraph" style:parent-style-name="Standard">
      <style:text-properties officeooo:rsid="00317164" officeooo:paragraph-rsid="008552db"/>
    </style:style>
    <style:style style:name="T1" style:family="text">
      <style:text-properties officeooo:rsid="000b83f8"/>
    </style:style>
    <style:style style:name="T2" style:family="text">
      <style:text-properties officeooo:rsid="000c96d4"/>
    </style:style>
    <style:style style:name="T3" style:family="text">
      <style:text-properties officeooo:rsid="0010c0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c070" style:font-weight-asian="bold" style:font-weight-complex="bold"/>
    </style:style>
    <style:style style:name="T6" style:family="text">
      <style:text-properties fo:font-weight="bold" officeooo:rsid="00184274" style:font-weight-asian="bold" style:font-weight-complex="bold"/>
    </style:style>
    <style:style style:name="T7" style:family="text">
      <style:text-properties fo:font-weight="bold" officeooo:rsid="001ad92d" style:font-weight-asian="bold" style:font-weight-complex="bold"/>
    </style:style>
    <style:style style:name="T8" style:family="text">
      <style:text-properties fo:font-weight="bold" officeooo:rsid="00389c0b" style:font-weight-asian="bold" style:font-weight-complex="bold"/>
    </style:style>
    <style:style style:name="T9" style:family="text">
      <style:text-properties fo:font-weight="bold" officeooo:rsid="0038dbb2" style:font-weight-asian="bold" style:font-weight-complex="bold"/>
    </style:style>
    <style:style style:name="T10" style:family="text">
      <style:text-properties fo:font-weight="bold" officeooo:rsid="005e31cf" style:font-weight-asian="bold" style:font-weight-complex="bold"/>
    </style:style>
    <style:style style:name="T11" style:family="text">
      <style:text-properties fo:font-weight="bold" officeooo:rsid="006c7cb4" style:font-weight-asian="bold" style:font-weight-complex="bold"/>
    </style:style>
    <style:style style:name="T12" style:family="text">
      <style:text-properties fo:font-weight="bold" officeooo:rsid="007047d9" style:font-weight-asian="bold" style:font-weight-complex="bold"/>
    </style:style>
    <style:style style:name="T13" style:family="text">
      <style:text-properties officeooo:rsid="00187dde"/>
    </style:style>
    <style:style style:name="T14" style:family="text">
      <style:text-properties officeooo:rsid="0018c62f"/>
    </style:style>
    <style:style style:name="T15" style:family="text">
      <style:text-properties officeooo:rsid="001ad92d"/>
    </style:style>
    <style:style style:name="T16" style:family="text">
      <style:text-properties officeooo:rsid="0016a6f9"/>
    </style:style>
    <style:style style:name="T17" style:family="text">
      <style:text-properties officeooo:rsid="00220a94"/>
    </style:style>
    <style:style style:name="T18" style:family="text">
      <style:text-properties fo:font-variant="normal" fo:text-transform="none" fo:color="#000000" fo:letter-spacing="normal" fo:font-style="normal" fo:font-weight="normal" officeooo:rsid="00289c20"/>
    </style:style>
    <style:style style:name="T19" style:family="text">
      <style:text-properties officeooo:rsid="002a164c"/>
    </style:style>
    <style:style style:name="T20" style:family="text">
      <style:text-properties officeooo:rsid="002b0ce2"/>
    </style:style>
    <style:style style:name="T21" style:family="text">
      <style:text-properties officeooo:rsid="002c77be"/>
    </style:style>
    <style:style style:name="T22" style:family="text">
      <style:text-properties officeooo:rsid="002cd158"/>
    </style:style>
    <style:style style:name="T23" style:family="text">
      <style:text-properties officeooo:rsid="00341037"/>
    </style:style>
    <style:style style:name="T24" style:family="text">
      <style:text-properties officeooo:rsid="0037ceab"/>
    </style:style>
    <style:style style:name="T25" style:family="text">
      <style:text-properties officeooo:rsid="003b2032"/>
    </style:style>
    <style:style style:name="T26" style:family="text">
      <style:text-properties officeooo:rsid="00452ea5"/>
    </style:style>
    <style:style style:name="T27" style:family="text">
      <style:text-properties officeooo:rsid="00489558"/>
    </style:style>
    <style:style style:name="T28" style:family="text">
      <style:text-properties officeooo:rsid="005e31cf"/>
    </style:style>
    <style:style style:name="T29" style:family="text">
      <style:text-properties officeooo:rsid="0063f3d7"/>
    </style:style>
    <style:style style:name="T30" style:family="text">
      <style:text-properties officeooo:rsid="0067717e"/>
    </style:style>
    <style:style style:name="T31" style:family="text">
      <style:text-properties fo:font-size="20pt" fo:font-weight="bold" officeooo:rsid="006981c1" style:font-size-asian="20pt" style:font-weight-asian="bold" style:font-size-complex="20pt" style:font-weight-complex="bold"/>
    </style:style>
    <style:style style:name="T32" style:family="text">
      <style:text-properties officeooo:rsid="00714eba"/>
    </style:style>
    <style:style style:name="T33" style:family="text">
      <style:text-properties officeooo:rsid="00731e22"/>
    </style:style>
    <style:style style:name="T34" style:family="text">
      <style:text-properties officeooo:rsid="0075113d"/>
    </style:style>
    <style:style style:name="T35" style:family="text">
      <style:text-properties officeooo:rsid="007e80c4"/>
    </style:style>
    <style:style style:name="T36" style:family="text">
      <style:text-properties officeooo:rsid="007fc17e"/>
    </style:style>
    <style:style style:name="T37" style:family="text">
      <style:text-properties officeooo:rsid="0080f2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ables Description</text:p>
      <text:p text:style-name="P33">1) <text:span text:style-name="T4">Posts</text:span> : <text:span text:style-name="T27">id,title,created_at,updated_at</text:span></text:p>
      <text:p text:style-name="P34">2) <text:span text:style-name="T4">Paragraphs</text:span> : <text:span text:style-name="T27">id,sequence_no,text,created_at,updated_at</text:span></text:p>
      <text:p text:style-name="P35">3) <text:span text:style-name="T4">Comments</text:span> : <text:span text:style-name="T27">id,comment,created_at,updated_at</text:span></text:p>
      <text:p text:style-name="P36">4) <text:span text:style-name="T4">Posts to Paragraphs Mapping</text:span> : <text:span text:style-name="T27">id,post_id,paragraph_id,created_at,updated_at</text:span></text:p>
      <text:p text:style-name="P37">5) <text:span text:style-name="T4">Paragraphs to Comments Mapping</text:span> : <text:span text:style-name="T27">id,paragraph_id,comment_id,created_at,updated_at</text:span></text:p>
      <text:p text:style-name="P37"/>
      <text:p text:style-name="P13">Logical Flow</text:p>
      <text:p text:style-name="P38"/>
      <text:list xml:id="list7707246833830013483" text:style-name="L1">
        <text:list-item>
          <text:p text:style-name="P43">All the post titles will be stored in <text:span text:style-name="T4">posts</text:span> table.</text:p>
        </text:list-item>
        <text:list-item>
          <text:p text:style-name="P44">All the paragraph descriptions will be stored in <text:span text:style-name="T4">paragraphs</text:span> table.</text:p>
        </text:list-item>
        <text:list-item>
          <text:p text:style-name="P45">All the comments descriptions will be stored in <text:span text:style-name="T4">comments</text:span> table. </text:p>
        </text:list-item>
        <text:list-item>
          <text:p text:style-name="P46">All the paragraphs of a respective post mapping details will be stored in <text:span text:style-name="T4">posts to paragraph mapping</text:span>. </text:p>
        </text:list-item>
        <text:list-item>
          <text:p text:style-name="P47">All the comments of a respective paragraph will be stored in <text:span text:style-name="T28">in </text:span><text:span text:style-name="T10">paragraphs to comments mapping</text:span><text:span text:style-name="T28">. </text:span></text:p>
        </text:list-item>
        <text:list-item>
          <text:p text:style-name="P48">Paragraphs for a post contains seq<text:span text:style-name="T29">uence</text:span>_no which indicates the order of the <text:span text:style-name="T29">paragraphs for that post. </text:span></text:p>
        </text:list-item>
        <text:list-item>
          <text:p text:style-name="P49">All the comments are mapped with the paragraph id which is unique globally. </text:p>
        </text:list-item>
        <text:list-item>
          <text:p text:style-name="P49">In future if we want to add a new paragraph at any place, we just have to increase the sequence number of the remaining paragraphs. So, that <text:span text:style-name="T30">all the older comments will be attached with the same paragraph irrespective of the paragraph position. </text:span></text:p>
        </text:list-item>
      </text:list>
      <text:p text:style-name="P40"/>
      <text:p text:style-name="P40"/>
      <text:p text:style-name="P41"><text:tab/><text:tab/><text:span text:style-name="T31">APIS</text:span></text:p>
      <text:p text:style-name="P2"/>
      <text:p text:style-name="P2"/>
      <text:p text:style-name="P2"/>
      <text:p text:style-name="P2"><text:span text:style-name="T4">Create </text:span><text:span text:style-name="T12">A</text:span><text:span text:style-name="T4"> Post</text:span></text:p>
      <text:p text:style-name="P1"/>
      <text:p text:style-name="P4"><text:span text:style-name="T5">Request </text:span><text:span text:style-name="T6">Type</text:span><text:span text:style-name="T3">: </text:span><text:span text:style-name="T5">POST</text:span><text:span text:style-name="T3"> </text:span></text:p>
      <text:p text:style-name="P4"/>
      <text:p text:style-name="P50">Curl: curl --data "text=this is para<text:span text:style-name="T2">graph</text:span>-1%0A%0Athis is para<text:span text:style-name="T2">graph</text:span>-2&amp;title=curl post" <text:a xlink:type="simple" xlink:href="http://localhost/blog/createpost">http://localhost/blog/</text:a><text:a xlink:type="simple" xlink:href="http://localhost/blog/createpost"><text:span text:style-name="T35">public/index.php/</text:span></text:a><text:a xlink:type="simple" xlink:href="http://localhost/blog/createpost">createpost</text:a></text:p>
      <text:p text:style-name="P4"/>
      <text:p text:style-name="P51">Ex: <text:a xlink:type="simple" xlink:href="http://localhost/blog/createpost"><text:span text:style-name="T1">http://localhost/blog/public/index.php/createpost</text:span></text:a><text:span text:style-name="T1"> <text:s/>Params: text,title</text:span></text:p>
      <text:p text:style-name="P4"/>
      <text:p text:style-name="P6"><text:span text:style-name="T4">Response</text:span>:</text:p>
      <text:p text:style-name="P7"><text:tab/>successfully created the post</text:p>
      <text:p text:style-name="P3"/>
      <text:p text:style-name="P5"><text:span text:style-name="T4">Note</text:span>: <text:span text:style-name="T4">%0A</text:span> is the way to represent new lines through curl call. <text:span text:style-name="T32">Please use curl for this request, the way of sending the new line in postman is not working properly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Get Posts <text:span text:style-name="T33">(Limited to 5 each time)</text:span></text:p>
      <text:p text:style-name="P14"/>
      <text:p text:style-name="P14"><text:span text:style-name="T4">Request </text:span><text:span text:style-name="T6">Type</text:span>: <text:span text:style-name="T6">GET</text:span></text:p>
      <text:p text:style-name="P52"><text:tab/> <text:a xlink:type="simple" xlink:href="http://localhost/blog/public/getposts/">http://localhost/blog/public</text:a><text:a xlink:type="simple" xlink:href="http://localhost/blog/public/getposts/"><text:span text:style-name="T36">/index.php</text:span></text:a><text:a xlink:type="simple" xlink:href="http://localhost/blog/public/getposts/">/</text:a><text:a xlink:type="simple" xlink:href="http://localhost/blog/public/getposts/"><text:span text:style-name="T13">getposts</text:span></text:a><text:a xlink:type="simple" xlink:href="http://localhost/blog/public/getposts/">/</text:a>{pageNo}</text:p>
      <text:p text:style-name="P53"><text:tab/>Ex: <text:a xlink:type="simple" xlink:href="http://localhost/blog/public/getposts/"><text:span text:style-name="T16">http://localhost/blog/public/index.php/getposts/</text:span></text:a><text:a xlink:type="simple" xlink:href="http://localhost/blog/public/getposts/">1</text:a></text:p>
      <text:p text:style-name="P15"/>
      <text:p text:style-name="P15"><text:span text:style-name="T4">Response</text:span>: </text:p>
      <text:p text:style-name="P15"/>
      <text:p text:style-name="P15"><text:tab/><text:span text:style-name="T7">Response Description</text:span><text:span text:style-name="T15">:</text:span></text:p>
      <text:p text:style-name="P15"/>
      <text:p text:style-name="P22"><text:tab/><text:tab/>1) Outer key represents post id which contains array of objects of paragraphs</text:p>
      <text:p text:style-name="P19"><text:tab/><text:tab/>2) Each object contains paragraph details along with comments(array of object)</text:p>
      <text:p text:style-name="P19"><text:tab/><text:tab/>3) Each comment object contains all the comments of that paragraph</text:p>
      <text:p text:style-name="P15"/>
      <text:p text:style-name="P16"><text:tab/><text:span text:style-name="T14">{</text:span></text:p>
      <text:p text:style-name="P18"><text:tab/>"1": [{</text:p>
      <text:p text:style-name="P18"><text:tab/><text:tab/>"postId": "1",</text:p>
      <text:p text:style-name="P18"><text:tab/><text:tab/>"title": "Post-1",</text:p>
      <text:p text:style-name="P18"><text:tab/><text:tab/>"paragraph": "Paragraph-1",</text:p>
      <text:p text:style-name="P18"><text:tab/><text:tab/>"paragraphId": "1",</text:p>
      <text:p text:style-name="P18"><text:tab/><text:tab/>"seq_no": "1",</text:p>
      <text:p text:style-name="P18"><text:tab/><text:tab/>"comments": [{</text:p>
      <text:p text:style-name="P18"><text:tab/><text:tab/><text:tab/>"paragraphId": "1",</text:p>
      <text:p text:style-name="P18"><text:tab/><text:tab/><text:tab/>"comment": "Comment-1"</text:p>
      <text:p text:style-name="P18"><text:tab/><text:tab/>}, {</text:p>
      <text:p text:style-name="P18"><text:tab/><text:tab/><text:tab/>"paragraphId": "1",</text:p>
      <text:p text:style-name="P18"><text:tab/><text:tab/><text:tab/>"comment": "Comment-21"</text:p>
      <text:p text:style-name="P18"><text:tab/><text:tab/>}, {</text:p>
      <text:p text:style-name="P18"><text:tab/><text:tab/><text:tab/>"paragraphId": "1",</text:p>
      <text:p text:style-name="P18"><text:tab/><text:tab/><text:tab/>"comment": "new comment"</text:p>
      <text:p text:style-name="P18"><text:tab/><text:tab/>}]</text:p>
      <text:p text:style-name="P18"><text:tab/>}, {</text:p>
      <text:p text:style-name="P18"><text:tab/><text:tab/>"postId": "1",</text:p>
      <text:p text:style-name="P18"><text:tab/><text:tab/>"title": "Post-1",</text:p>
      <text:p text:style-name="P18"><text:tab/><text:tab/>"paragraph": "this is new paragraph for post-1",</text:p>
      <text:p text:style-name="P18"><text:tab/><text:tab/>"paragraphId": "25",</text:p>
      <text:p text:style-name="P18"><text:tab/><text:tab/>"seq_no": "2",</text:p>
      <text:p text:style-name="P18"><text:tab/><text:tab/>"comments": [{</text:p>
      <text:p text:style-name="P18"><text:tab/><text:tab/><text:tab/>"paragraphId": "25",</text:p>
      <text:p text:style-name="P18"><text:tab/><text:tab/><text:tab/>"comment": null</text:p>
      <text:p text:style-name="P18"><text:tab/><text:tab/>}]</text:p>
      <text:p text:style-name="P18"><text:tab/>}, {</text:p>
      <text:p text:style-name="P18"><text:tab/><text:tab/>"postId": "1",</text:p>
      <text:p text:style-name="P18"><text:tab/><text:tab/>"title": "Post-1",</text:p>
      <text:p text:style-name="P18"><text:tab/><text:tab/>"paragraph": "Paragraph-2",</text:p>
      <text:p text:style-name="P18"><text:tab/><text:tab/>"paragraphId": "2",</text:p>
      <text:p text:style-name="P18"><text:tab/><text:tab/>"seq_no": "3",</text:p>
      <text:p text:style-name="P18"><text:tab/><text:tab/>"comments": [{</text:p>
      <text:p text:style-name="P18"><text:tab/><text:tab/><text:tab/>"paragraphId": "2",</text:p>
      <text:p text:style-name="P18"><text:tab/><text:tab/><text:tab/>"comment": "Comment-2"</text:p>
      <text:p text:style-name="P18"><text:tab/><text:tab/>}, {</text:p>
      <text:p text:style-name="P18"><text:tab/><text:tab/><text:tab/>"paragraphId": "2",</text:p>
      <text:p text:style-name="P18"><text:soft-page-break/><text:tab/><text:tab/><text:tab/>"comment": "Comment-22"</text:p>
      <text:p text:style-name="P18"><text:tab/><text:tab/>}]</text:p>
      <text:p text:style-name="P18"><text:tab/>}, {</text:p>
      <text:p text:style-name="P18"><text:tab/><text:tab/>"postId": "1",</text:p>
      <text:p text:style-name="P18"><text:tab/><text:tab/>"title": "Post-1",</text:p>
      <text:p text:style-name="P18"><text:tab/><text:tab/>"paragraph": "Paragraph-3",</text:p>
      <text:p text:style-name="P18"><text:tab/><text:tab/>"paragraphId": "3",</text:p>
      <text:p text:style-name="P18"><text:tab/><text:tab/>"seq_no": "4",</text:p>
      <text:p text:style-name="P18"><text:tab/><text:tab/>"comments": [{</text:p>
      <text:p text:style-name="P18"><text:tab/><text:tab/><text:tab/>"paragraphId": "3",</text:p>
      <text:p text:style-name="P18"><text:tab/><text:tab/><text:tab/>"comment": "Comment-3"</text:p>
      <text:p text:style-name="P18"><text:tab/><text:tab/>}, {</text:p>
      <text:p text:style-name="P18"><text:tab/><text:tab/><text:tab/>"paragraphId": "3",</text:p>
      <text:p text:style-name="P18"><text:tab/><text:tab/><text:tab/>"comment": "Comment-23"</text:p>
      <text:p text:style-name="P18"><text:tab/><text:tab/>}]</text:p>
      <text:p text:style-name="P18"><text:tab/>}, {</text:p>
      <text:p text:style-name="P18"><text:tab/><text:tab/>"postId": "1",</text:p>
      <text:p text:style-name="P18"><text:tab/><text:tab/>"title": "Post-1",</text:p>
      <text:p text:style-name="P18"><text:tab/><text:tab/>"paragraph": "Paragraph-4",</text:p>
      <text:p text:style-name="P18"><text:tab/><text:tab/>"paragraphId": "4",</text:p>
      <text:p text:style-name="P18"><text:tab/><text:tab/>"seq_no": "5",</text:p>
      <text:p text:style-name="P18"><text:tab/><text:tab/>"comments": [{</text:p>
      <text:p text:style-name="P18"><text:tab/><text:tab/><text:tab/>"paragraphId": "4",</text:p>
      <text:p text:style-name="P18"><text:tab/><text:tab/><text:tab/>"comment": "Comment-4"</text:p>
      <text:p text:style-name="P18"><text:tab/><text:tab/>}, {</text:p>
      <text:p text:style-name="P18"><text:tab/><text:tab/><text:tab/>"paragraphId": "4",</text:p>
      <text:p text:style-name="P18"><text:tab/><text:tab/><text:tab/>"comment": "Comment-24"</text:p>
      <text:p text:style-name="P18"><text:tab/><text:tab/>}]</text:p>
      <text:p text:style-name="P18"><text:tab/>}],</text:p>
      <text:p text:style-name="P18"><text:tab/>"2": [{</text:p>
      <text:p text:style-name="P18"><text:tab/><text:tab/>"postId": "2",</text:p>
      <text:p text:style-name="P18"><text:tab/><text:tab/>"title": "Post-2",</text:p>
      <text:p text:style-name="P18"><text:tab/><text:tab/>"paragraph": "Paragraph-1",</text:p>
      <text:p text:style-name="P18"><text:tab/><text:tab/>"paragraphId": "5",</text:p>
      <text:p text:style-name="P18"><text:tab/><text:tab/>"seq_no": "1",</text:p>
      <text:p text:style-name="P18"><text:tab/><text:tab/>"comments": [{</text:p>
      <text:p text:style-name="P18"><text:tab/><text:tab/><text:tab/>"paragraphId": "5",</text:p>
      <text:p text:style-name="P18"><text:tab/><text:tab/><text:tab/>"comment": "Comment-5"</text:p>
      <text:p text:style-name="P18"><text:tab/><text:tab/>}, {</text:p>
      <text:p text:style-name="P18"><text:tab/><text:tab/><text:tab/>"paragraphId": "5",</text:p>
      <text:p text:style-name="P18"><text:tab/><text:tab/><text:tab/>"comment": "Comment-25"</text:p>
      <text:p text:style-name="P18"><text:tab/><text:tab/>}]</text:p>
      <text:p text:style-name="P18"><text:tab/>}, {</text:p>
      <text:p text:style-name="P18"><text:tab/><text:tab/>"postId": "2",</text:p>
      <text:p text:style-name="P18"><text:tab/><text:tab/>"title": "Post-2",</text:p>
      <text:p text:style-name="P18"><text:tab/><text:tab/>"paragraph": "Paragraph-2",</text:p>
      <text:p text:style-name="P18"><text:tab/><text:tab/>"paragraphId": "6",</text:p>
      <text:p text:style-name="P18"><text:tab/><text:tab/>"seq_no": "2",</text:p>
      <text:p text:style-name="P18"><text:tab/><text:tab/>"comments": [{</text:p>
      <text:p text:style-name="P18"><text:tab/><text:tab/><text:tab/>"paragraphId": "6",</text:p>
      <text:p text:style-name="P18"><text:tab/><text:tab/><text:tab/>"comment": "Comment-6"</text:p>
      <text:p text:style-name="P18"><text:tab/><text:tab/>}, {</text:p>
      <text:p text:style-name="P18"><text:soft-page-break/><text:tab/><text:tab/><text:tab/>"paragraphId": "6",</text:p>
      <text:p text:style-name="P18"><text:tab/><text:tab/><text:tab/>"comment": "Comment-26"</text:p>
      <text:p text:style-name="P18"><text:tab/><text:tab/>}]</text:p>
      <text:p text:style-name="P18"><text:tab/>}, {</text:p>
      <text:p text:style-name="P18"><text:tab/><text:tab/>"postId": "2",</text:p>
      <text:p text:style-name="P18"><text:tab/><text:tab/>"title": "Post-2",</text:p>
      <text:p text:style-name="P18"><text:tab/><text:tab/>"paragraph": "Paragraph-3",</text:p>
      <text:p text:style-name="P18"><text:tab/><text:tab/>"paragraphId": "7",</text:p>
      <text:p text:style-name="P18"><text:tab/><text:tab/>"seq_no": "3",</text:p>
      <text:p text:style-name="P18"><text:tab/><text:tab/>"comments": [{</text:p>
      <text:p text:style-name="P18"><text:tab/><text:tab/><text:tab/>"paragraphId": "7",</text:p>
      <text:p text:style-name="P18"><text:tab/><text:tab/><text:tab/>"comment": "Comment-7"</text:p>
      <text:p text:style-name="P18"><text:tab/><text:tab/>}, {</text:p>
      <text:p text:style-name="P18"><text:tab/><text:tab/><text:tab/>"paragraphId": "7",</text:p>
      <text:p text:style-name="P18"><text:tab/><text:tab/><text:tab/>"comment": "Comment-27"</text:p>
      <text:p text:style-name="P18"><text:tab/><text:tab/>}]</text:p>
      <text:p text:style-name="P18"><text:tab/>}, {</text:p>
      <text:p text:style-name="P18"><text:tab/><text:tab/>"postId": "2",</text:p>
      <text:p text:style-name="P18"><text:tab/><text:tab/>"title": "Post-2",</text:p>
      <text:p text:style-name="P18"><text:tab/><text:tab/>"paragraph": "Paragraph-4",</text:p>
      <text:p text:style-name="P18"><text:tab/><text:tab/>"paragraphId": "8",</text:p>
      <text:p text:style-name="P18"><text:tab/><text:tab/>"seq_no": "4",</text:p>
      <text:p text:style-name="P18"><text:tab/><text:tab/>"comments": [{</text:p>
      <text:p text:style-name="P18"><text:tab/><text:tab/><text:tab/>"paragraphId": "8",</text:p>
      <text:p text:style-name="P18"><text:tab/><text:tab/><text:tab/>"comment": "Comment-8"</text:p>
      <text:p text:style-name="P18"><text:tab/><text:tab/>}, {</text:p>
      <text:p text:style-name="P18"><text:tab/><text:tab/><text:tab/>"paragraphId": "8",</text:p>
      <text:p text:style-name="P18"><text:tab/><text:tab/><text:tab/>"comment": "Comment-28"</text:p>
      <text:p text:style-name="P18"><text:tab/><text:tab/>}]</text:p>
      <text:p text:style-name="P18"><text:tab/>}, {</text:p>
      <text:p text:style-name="P18"><text:tab/><text:tab/>"postId": "2",</text:p>
      <text:p text:style-name="P18"><text:tab/><text:tab/>"title": "Post-2",</text:p>
      <text:p text:style-name="P18"><text:tab/><text:tab/>"paragraph": "Paragraph-5",</text:p>
      <text:p text:style-name="P18"><text:tab/><text:tab/>"paragraphId": "9",</text:p>
      <text:p text:style-name="P18"><text:tab/><text:tab/>"seq_no": "5",</text:p>
      <text:p text:style-name="P18"><text:tab/><text:tab/>"comments": [{</text:p>
      <text:p text:style-name="P18"><text:tab/><text:tab/><text:tab/>"paragraphId": "9",</text:p>
      <text:p text:style-name="P18"><text:tab/><text:tab/><text:tab/>"comment": "Comment-9"</text:p>
      <text:p text:style-name="P18"><text:tab/><text:tab/>}, {</text:p>
      <text:p text:style-name="P18"><text:tab/><text:tab/><text:tab/>"paragraphId": "9",</text:p>
      <text:p text:style-name="P18"><text:tab/><text:tab/><text:tab/>"comment": "Comment-29"</text:p>
      <text:p text:style-name="P18"><text:tab/><text:tab/>}]</text:p>
      <text:p text:style-name="P18"><text:tab/>}],</text:p>
      <text:p text:style-name="P18"><text:tab/>"3": [{</text:p>
      <text:p text:style-name="P18"><text:tab/><text:tab/>"postId": "3",</text:p>
      <text:p text:style-name="P18"><text:tab/><text:tab/>"title": "Post-3",</text:p>
      <text:p text:style-name="P18"><text:tab/><text:tab/>"paragraph": "Paragraph-1",</text:p>
      <text:p text:style-name="P18"><text:tab/><text:tab/>"paragraphId": "10",</text:p>
      <text:p text:style-name="P18"><text:tab/><text:tab/>"seq_no": "1",</text:p>
      <text:p text:style-name="P18"><text:tab/><text:tab/>"comments": [{</text:p>
      <text:p text:style-name="P18"><text:tab/><text:tab/><text:tab/>"paragraphId": "10",</text:p>
      <text:p text:style-name="P18"><text:tab/><text:tab/><text:tab/>"comment": "Comment-10"</text:p>
      <text:p text:style-name="P18"><text:soft-page-break/><text:tab/><text:tab/>}, {</text:p>
      <text:p text:style-name="P18"><text:tab/><text:tab/><text:tab/>"paragraphId": "10",</text:p>
      <text:p text:style-name="P18"><text:tab/><text:tab/><text:tab/>"comment": "Comment-30"</text:p>
      <text:p text:style-name="P18"><text:tab/><text:tab/>}]</text:p>
      <text:p text:style-name="P18"><text:tab/>}],</text:p>
      <text:p text:style-name="P18"><text:tab/>"4": [{</text:p>
      <text:p text:style-name="P18"><text:tab/><text:tab/>"postId": "4",</text:p>
      <text:p text:style-name="P18"><text:tab/><text:tab/>"title": "Post-4",</text:p>
      <text:p text:style-name="P18"><text:tab/><text:tab/>"paragraph": "Paragraph-1",</text:p>
      <text:p text:style-name="P18"><text:tab/><text:tab/>"paragraphId": "11",</text:p>
      <text:p text:style-name="P18"><text:tab/><text:tab/>"seq_no": "1",</text:p>
      <text:p text:style-name="P18"><text:tab/><text:tab/>"comments": [{</text:p>
      <text:p text:style-name="P18"><text:tab/><text:tab/><text:tab/>"paragraphId": "11",</text:p>
      <text:p text:style-name="P18"><text:tab/><text:tab/><text:tab/>"comment": "Comment-11"</text:p>
      <text:p text:style-name="P18"><text:tab/><text:tab/>}, {</text:p>
      <text:p text:style-name="P18"><text:tab/><text:tab/><text:tab/>"paragraphId": "11",</text:p>
      <text:p text:style-name="P18"><text:tab/><text:tab/><text:tab/>"comment": "Comment-31"</text:p>
      <text:p text:style-name="P18"><text:tab/><text:tab/>}]</text:p>
      <text:p text:style-name="P18"><text:tab/>}, {</text:p>
      <text:p text:style-name="P18"><text:tab/><text:tab/>"postId": "4",</text:p>
      <text:p text:style-name="P18"><text:tab/><text:tab/>"title": "Post-4",</text:p>
      <text:p text:style-name="P18"><text:tab/><text:tab/>"paragraph": "Paragraph-2",</text:p>
      <text:p text:style-name="P18"><text:tab/><text:tab/>"paragraphId": "12",</text:p>
      <text:p text:style-name="P18"><text:tab/><text:tab/>"seq_no": "2",</text:p>
      <text:p text:style-name="P18"><text:tab/><text:tab/>"comments": [{</text:p>
      <text:p text:style-name="P18"><text:tab/><text:tab/><text:tab/>"paragraphId": "12",</text:p>
      <text:p text:style-name="P18"><text:tab/><text:tab/><text:tab/>"comment": "Comment-12"</text:p>
      <text:p text:style-name="P18"><text:tab/><text:tab/>}, {</text:p>
      <text:p text:style-name="P18"><text:tab/><text:tab/><text:tab/>"paragraphId": "12",</text:p>
      <text:p text:style-name="P18"><text:tab/><text:tab/><text:tab/>"comment": "Comment-32"</text:p>
      <text:p text:style-name="P18"><text:tab/><text:tab/>}]</text:p>
      <text:p text:style-name="P18"><text:tab/>}],</text:p>
      <text:p text:style-name="P18"><text:tab/>"5": [{</text:p>
      <text:p text:style-name="P18"><text:tab/><text:tab/>"postId": "5",</text:p>
      <text:p text:style-name="P18"><text:tab/><text:tab/>"title": "Post-5",</text:p>
      <text:p text:style-name="P18"><text:tab/><text:tab/>"paragraph": "Paragraph-1",</text:p>
      <text:p text:style-name="P18"><text:tab/><text:tab/>"paragraphId": "13",</text:p>
      <text:p text:style-name="P18"><text:tab/><text:tab/>"seq_no": "1",</text:p>
      <text:p text:style-name="P18"><text:tab/><text:tab/>"comments": [{</text:p>
      <text:p text:style-name="P18"><text:tab/><text:tab/><text:tab/>"paragraphId": "13",</text:p>
      <text:p text:style-name="P18"><text:tab/><text:tab/><text:tab/>"comment": "Comment-13"</text:p>
      <text:p text:style-name="P18"><text:tab/><text:tab/>}, {</text:p>
      <text:p text:style-name="P18"><text:tab/><text:tab/><text:tab/>"paragraphId": "13",</text:p>
      <text:p text:style-name="P18"><text:tab/><text:tab/><text:tab/>"comment": "Comment-33"</text:p>
      <text:p text:style-name="P18"><text:tab/><text:tab/>}]</text:p>
      <text:p text:style-name="P18"><text:tab/>}, {</text:p>
      <text:p text:style-name="P18"><text:tab/><text:tab/>"postId": "5",</text:p>
      <text:p text:style-name="P18"><text:tab/><text:tab/>"title": "Post-5",</text:p>
      <text:p text:style-name="P18"><text:tab/><text:tab/>"paragraph": "Paragraph-2",</text:p>
      <text:p text:style-name="P18"><text:tab/><text:tab/>"paragraphId": "14",</text:p>
      <text:p text:style-name="P18"><text:tab/><text:tab/>"seq_no": "2",</text:p>
      <text:p text:style-name="P18"><text:tab/><text:tab/>"comments": [{</text:p>
      <text:p text:style-name="P18"><text:soft-page-break/><text:tab/><text:tab/><text:tab/>"paragraphId": "14",</text:p>
      <text:p text:style-name="P18"><text:tab/><text:tab/><text:tab/>"comment": "Comment-14"</text:p>
      <text:p text:style-name="P18"><text:tab/><text:tab/>}, {</text:p>
      <text:p text:style-name="P18"><text:tab/><text:tab/><text:tab/>"paragraphId": "14",</text:p>
      <text:p text:style-name="P18"><text:tab/><text:tab/><text:tab/>"comment": "Comment-34"</text:p>
      <text:p text:style-name="P18"><text:tab/><text:tab/>}, {</text:p>
      <text:p text:style-name="P18"><text:tab/><text:tab/><text:tab/>"paragraphId": "14",</text:p>
      <text:p text:style-name="P18"><text:tab/><text:tab/><text:tab/>"comment": "Comment-35"</text:p>
      <text:p text:style-name="P18"><text:tab/><text:tab/>}, {</text:p>
      <text:p text:style-name="P18"><text:tab/><text:tab/><text:tab/>"paragraphId": "14",</text:p>
      <text:p text:style-name="P18"><text:tab/><text:tab/><text:tab/>"comment": "Comment-36"</text:p>
      <text:p text:style-name="P18"><text:tab/><text:tab/>}, {</text:p>
      <text:p text:style-name="P18"><text:tab/><text:tab/><text:tab/>"paragraphId": "14",</text:p>
      <text:p text:style-name="P18"><text:tab/><text:tab/><text:tab/>"comment": "Comment-37"</text:p>
      <text:p text:style-name="P18"><text:tab/><text:tab/>}, {</text:p>
      <text:p text:style-name="P18"><text:tab/><text:tab/><text:tab/>"paragraphId": "14",</text:p>
      <text:p text:style-name="P18"><text:tab/><text:tab/><text:tab/>"comment": "Comment-38"</text:p>
      <text:p text:style-name="P18"><text:tab/><text:tab/>}, {</text:p>
      <text:p text:style-name="P18"><text:tab/><text:tab/><text:tab/>"paragraphId": "14",</text:p>
      <text:p text:style-name="P18"><text:tab/><text:tab/><text:tab/>"comment": "Comment-39"</text:p>
      <text:p text:style-name="P18"><text:tab/><text:tab/>}, {</text:p>
      <text:p text:style-name="P18"><text:tab/><text:tab/><text:tab/>"paragraphId": "14",</text:p>
      <text:p text:style-name="P18"><text:tab/><text:tab/><text:tab/>"comment": "Comment-40"</text:p>
      <text:p text:style-name="P18"><text:tab/><text:tab/>}]</text:p>
      <text:p text:style-name="P18"><text:tab/>}, {</text:p>
      <text:p text:style-name="P18"><text:tab/><text:tab/>"postId": "5",</text:p>
      <text:p text:style-name="P18"><text:tab/><text:tab/>"title": "Post-5",</text:p>
      <text:p text:style-name="P18"><text:tab/><text:tab/>"paragraph": "Paragraph-3",</text:p>
      <text:p text:style-name="P18"><text:tab/><text:tab/>"paragraphId": "15",</text:p>
      <text:p text:style-name="P18"><text:tab/><text:tab/>"seq_no": "3",</text:p>
      <text:p text:style-name="P18"><text:tab/><text:tab/>"comments": [{</text:p>
      <text:p text:style-name="P18"><text:tab/><text:tab/><text:tab/>"paragraphId": "15",</text:p>
      <text:p text:style-name="P18"><text:tab/><text:tab/><text:tab/>"comment": "Comment-15"</text:p>
      <text:p text:style-name="P18"><text:tab/><text:tab/>}]</text:p>
      <text:p text:style-name="P18"><text:tab/>}, {</text:p>
      <text:p text:style-name="P18"><text:tab/><text:tab/>"postId": "5",</text:p>
      <text:p text:style-name="P18"><text:tab/><text:tab/>"title": "Post-5",</text:p>
      <text:p text:style-name="P18"><text:tab/><text:tab/>"paragraph": "Paragraph-4",</text:p>
      <text:p text:style-name="P18"><text:tab/><text:tab/>"paragraphId": "16",</text:p>
      <text:p text:style-name="P18"><text:tab/><text:tab/>"seq_no": "4",</text:p>
      <text:p text:style-name="P18"><text:tab/><text:tab/>"comments": [{</text:p>
      <text:p text:style-name="P18"><text:tab/><text:tab/><text:tab/>"paragraphId": "16",</text:p>
      <text:p text:style-name="P18"><text:tab/><text:tab/><text:tab/>"comment": "Comment-16"</text:p>
      <text:p text:style-name="P18"><text:tab/><text:tab/>}]</text:p>
      <text:p text:style-name="P18"><text:tab/>}]</text:p>
      <text:p text:style-name="P18">}</text:p>
      <text:p text:style-name="P18"/>
      <text:p text:style-name="P18"/>
      <text:p text:style-name="P18"/>
      <text:p text:style-name="P18"/>
      <text:p text:style-name="P18"/>
      <text:p text:style-name="P18"/>
      <text:p text:style-name="P9"><text:soft-page-break/><text:span text:style-name="T21">G</text:span>et <text:span text:style-name="T34">Paragraphs &amp; C</text:span>omments <text:span text:style-name="T22">O</text:span>f <text:span text:style-name="T22">A</text:span> <text:span text:style-name="T22">Post</text:span></text:p>
      <text:p text:style-name="P23"/>
      <text:p text:style-name="P23"><text:span text:style-name="T4">Request </text:span><text:span text:style-name="T11">Type</text:span>: <text:span text:style-name="T11">GET</text:span></text:p>
      <text:p text:style-name="P54"><text:tab/><text:a xlink:type="simple" xlink:href="http://localhost/blog/public/getparagraphs/">http://localhost/blog/public</text:a><text:a xlink:type="simple" xlink:href="http://localhost/blog/public/getparagraphs/"><text:span text:style-name="T37">/index.php</text:span></text:a><text:a xlink:type="simple" xlink:href="http://localhost/blog/public/getparagraphs/">/getparagraphs/</text:a>{postId} </text:p>
      <text:p text:style-name="P54"><text:tab/><text:span text:style-name="T17">Ex: </text:span><text:a xlink:type="simple" xlink:href="http://localhost/blog/public/getparagraphs/1">http://localhost/blog/public</text:a><text:a xlink:type="simple" xlink:href="http://localhost/blog/public/getparagraphs/1"><text:span text:style-name="T37">/index.php</text:span></text:a><text:a xlink:type="simple" xlink:href="http://localhost/blog/public/getparagraphs/1">/getparagraphs/</text:a><text:a xlink:type="simple" xlink:href="http://localhost/blog/public/getparagraphs/1"><text:span text:style-name="T17">1</text:span></text:a></text:p>
      <text:p text:style-name="P24"/>
      <text:p text:style-name="P24"><text:span text:style-name="T4">Response</text:span>: </text:p>
      <text:p text:style-name="P24"/>
      <text:p text:style-name="P17"><text:tab/><text:span text:style-name="T7">Response Description</text:span><text:span text:style-name="T15">:</text:span></text:p>
      <text:p text:style-name="P17"/>
      <text:p text:style-name="P20"><text:tab/><text:tab/>1) Outer keys contains post details like post Id,title,text(array of objects)</text:p>
      <text:p text:style-name="P20"><text:tab/><text:tab/>2) <text:span text:style-name="T19">Outer key of the text object represents id of the paragraph</text:span></text:p>
      <text:p text:style-name="P20"><text:tab/><text:tab/>3) <text:span text:style-name="T20">Each text object contains array of objects with all the comments</text:span></text:p>
      <text:p text:style-name="P20"/>
      <text:p text:style-name="P21"><text:tab/><text:span text:style-name="T18">{</text:span></text:p>
      <text:p text:style-name="P39"><text:tab/>"postId": "1",</text:p>
      <text:p text:style-name="P39"><text:tab/>"title": "Post-1",</text:p>
      <text:p text:style-name="P39"><text:tab/>"text": {</text:p>
      <text:p text:style-name="P39"><text:tab/><text:tab/>"1": [{</text:p>
      <text:p text:style-name="P39"><text:tab/><text:tab/><text:tab/>"paragraphId": "1",</text:p>
      <text:p text:style-name="P39"><text:tab/><text:tab/><text:tab/>"seq_no": "1",</text:p>
      <text:p text:style-name="P39"><text:tab/><text:tab/><text:tab/>"text": "Paragraph-1",</text:p>
      <text:p text:style-name="P39"><text:tab/><text:tab/><text:tab/>"comment": "Comment-1"</text:p>
      <text:p text:style-name="P39"><text:tab/><text:tab/>}, {</text:p>
      <text:p text:style-name="P39"><text:tab/><text:tab/><text:tab/>"paragraphId": "1",</text:p>
      <text:p text:style-name="P39"><text:tab/><text:tab/><text:tab/>"seq_no": "1",</text:p>
      <text:p text:style-name="P39"><text:tab/><text:tab/><text:tab/>"text": "Paragraph-1",</text:p>
      <text:p text:style-name="P39"><text:tab/><text:tab/><text:tab/>"comment": "Comment-21"</text:p>
      <text:p text:style-name="P39"><text:tab/><text:tab/>}, {</text:p>
      <text:p text:style-name="P39"><text:tab/><text:tab/><text:tab/>"paragraphId": "1",</text:p>
      <text:p text:style-name="P39"><text:tab/><text:tab/><text:tab/>"seq_no": "1",</text:p>
      <text:p text:style-name="P39"><text:tab/><text:tab/><text:tab/>"text": "Paragraph-1",</text:p>
      <text:p text:style-name="P39"><text:tab/><text:tab/><text:tab/>"comment": "new comment"</text:p>
      <text:p text:style-name="P39"><text:tab/><text:tab/>}],</text:p>
      <text:p text:style-name="P39"><text:tab/><text:tab/>"25": [{</text:p>
      <text:p text:style-name="P39"><text:tab/><text:tab/><text:tab/>"paragraphId": "25",</text:p>
      <text:p text:style-name="P39"><text:tab/><text:tab/><text:tab/>"seq_no": "2",</text:p>
      <text:p text:style-name="P39"><text:tab/><text:tab/><text:tab/>"text": "this is new paragraph for post-1",</text:p>
      <text:p text:style-name="P39"><text:tab/><text:tab/><text:tab/>"comment": null</text:p>
      <text:p text:style-name="P39"><text:tab/><text:tab/>}],</text:p>
      <text:p text:style-name="P39"><text:tab/><text:tab/>"2": [{</text:p>
      <text:p text:style-name="P39"><text:tab/><text:tab/><text:tab/>"paragraphId": "2",</text:p>
      <text:p text:style-name="P39"><text:tab/><text:tab/><text:tab/>"seq_no": "3",</text:p>
      <text:p text:style-name="P39"><text:tab/><text:tab/><text:tab/>"text": "Paragraph-2",</text:p>
      <text:p text:style-name="P39"><text:tab/><text:tab/><text:tab/>"comment": "Comment-2"</text:p>
      <text:p text:style-name="P39"><text:tab/><text:tab/>}, {</text:p>
      <text:p text:style-name="P39"><text:tab/><text:tab/><text:tab/>"paragraphId": "2",</text:p>
      <text:p text:style-name="P39"><text:tab/><text:tab/><text:tab/>"seq_no": "3",</text:p>
      <text:p text:style-name="P39"><text:tab/><text:tab/><text:tab/>"text": "Paragraph-2",</text:p>
      <text:p text:style-name="P39"><text:tab/><text:tab/><text:tab/>"comment": "Comment-22"</text:p>
      <text:p text:style-name="P39"><text:tab/><text:tab/>}],</text:p>
      <text:p text:style-name="P39"><text:tab/><text:tab/>"3": [{</text:p>
      <text:p text:style-name="P39"><text:soft-page-break/><text:tab/><text:tab/><text:tab/>"paragraphId": "3",</text:p>
      <text:p text:style-name="P39"><text:tab/><text:tab/><text:tab/>"seq_no": "4",</text:p>
      <text:p text:style-name="P39"><text:tab/><text:tab/><text:tab/>"text": "Paragraph-3",</text:p>
      <text:p text:style-name="P39"><text:tab/><text:tab/><text:tab/>"comment": "Comment-3"</text:p>
      <text:p text:style-name="P39"><text:tab/><text:tab/>}, {</text:p>
      <text:p text:style-name="P39"><text:tab/><text:tab/><text:tab/>"paragraphId": "3",</text:p>
      <text:p text:style-name="P39"><text:tab/><text:tab/><text:tab/>"seq_no": "4",</text:p>
      <text:p text:style-name="P39"><text:tab/><text:tab/><text:tab/>"text": "Paragraph-3",</text:p>
      <text:p text:style-name="P39"><text:tab/><text:tab/><text:tab/>"comment": "Comment-23"</text:p>
      <text:p text:style-name="P39"><text:tab/><text:tab/>}],</text:p>
      <text:p text:style-name="P39"><text:tab/><text:tab/>"4": [{</text:p>
      <text:p text:style-name="P39"><text:tab/><text:tab/><text:tab/>"paragraphId": "4",</text:p>
      <text:p text:style-name="P39"><text:tab/><text:tab/><text:tab/>"seq_no": "5",</text:p>
      <text:p text:style-name="P39"><text:tab/><text:tab/><text:tab/>"text": "Paragraph-4",</text:p>
      <text:p text:style-name="P39"><text:tab/><text:tab/><text:tab/>"comment": "Comment-4"</text:p>
      <text:p text:style-name="P39"><text:tab/><text:tab/>}, {</text:p>
      <text:p text:style-name="P39"><text:tab/><text:tab/><text:tab/>"paragraphId": "4",</text:p>
      <text:p text:style-name="P39"><text:tab/><text:tab/><text:tab/>"seq_no": "5",</text:p>
      <text:p text:style-name="P39"><text:tab/><text:tab/><text:tab/>"text": "Paragraph-4",</text:p>
      <text:p text:style-name="P39"><text:tab/><text:tab/><text:tab/>"comment": "Comment-24"</text:p>
      <text:p text:style-name="P39"><text:tab/><text:tab/>}]</text:p>
      <text:p text:style-name="P39"><text:tab/>}</text:p>
      <text:p text:style-name="P39">}</text:p>
      <text:p text:style-name="P20"/>
      <text:p text:style-name="P20"/>
      <text:p text:style-name="P10">Add Comment On A Paragraph</text:p>
      <text:p text:style-name="P25"/>
      <text:p text:style-name="P26"><text:span text:style-name="T4">Request </text:span><text:span text:style-name="T8">Type</text:span>: <text:span text:style-name="T9">POST</text:span> </text:p>
      <text:p text:style-name="P55"><text:tab/><text:a xlink:type="simple" xlink:href="http://localhost/blog/public/addcomment"><text:span text:style-name="T23">http://localhost/blog/public/index.php/addcomment</text:span></text:a><text:span text:style-name="T23"> <text:s text:c="3"/></text:span></text:p>
      <text:p text:style-name="P55"><text:span text:style-name="T23"><text:tab/>Params: paragraph_id &amp; comment description</text:span></text:p>
      <text:p text:style-name="P55"><text:tab/><text:span text:style-name="T24">Ex: <text:s/></text:span><text:a xlink:type="simple" xlink:href="http://localhost/blog/public/addcomment"><text:span text:style-name="T24">http://localhost/blog/public/index.php/addcomment</text:span></text:a><text:span text:style-name="T24"> <text:s/></text:span></text:p>
      <text:p text:style-name="P55"><text:span text:style-name="T24"><text:tab/>data:{paragraph_id:1,comment:'comment'}</text:span></text:p>
      <text:p text:style-name="P27"/>
      <text:p text:style-name="P29"><text:span text:style-name="T4">Reseponse</text:span>:</text:p>
      <text:p text:style-name="P30"><text:tab/><text:span text:style-name="T25">comment have been added successfully</text:span></text:p>
      <text:p text:style-name="P30"/>
      <text:p text:style-name="P30"/>
      <text:p text:style-name="P30"/>
      <text:p text:style-name="P11">Add A New Paragraph For A Post</text:p>
      <text:p text:style-name="P32"/>
      <text:p text:style-name="P28"><text:span text:style-name="T4">Request </text:span><text:span text:style-name="T8">Type</text:span>: <text:span text:style-name="T9">POST</text:span> </text:p>
      <text:p text:style-name="P56"><text:tab/><text:a xlink:type="simple" xlink:href="http://localhost/blog/public/addcomment"><text:span text:style-name="T23">http://localhost/blog/public/index.php/addparagraph</text:span></text:a><text:span text:style-name="T23"> <text:s text:c="3"/></text:span></text:p>
      <text:p text:style-name="P56"><text:span text:style-name="T23"><text:tab/>Params: post_id &amp; seq_no &amp; text</text:span></text:p>
      <text:p text:style-name="P56"><text:tab/><text:span text:style-name="T24">Ex: <text:s/></text:span><text:a xlink:type="simple" xlink:href="http://localhost/blog/public/addcomment"><text:span text:style-name="T24">http://localhost/blog/public/index.php/addparagraph</text:span></text:a><text:span text:style-name="T24"> <text:s/></text:span></text:p>
      <text:p text:style-name="P56"><text:span text:style-name="T24"><text:tab/>data:{post_id:1,seq_no:2,text:'new paragra'}</text:span></text:p>
      <text:p text:style-name="P28"/>
      <text:p text:style-name="P31"><text:span text:style-name="T4">Reseponse</text:span>:</text:p>
      <text:p text:style-name="P31"><text:tab/><text:span text:style-name="T26">Paragraph have been added successfully</text:span></text:p>
      <text:p text:style-name="P32"/>
      <text:p text:style-name="P42"><text:span text:style-name="T4">Note</text:span>: seq_no parameter represents the position of the new paragraph in the p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54:30.896111267</meta:creation-date>
    <meta:generator>LibreOffice/4.2.8.2$Linux_X86_64 LibreOffice_project/420m0$Build-2</meta:generator>
    <dc:date>2016-03-16T18:35:53.863626957</dc:date>
    <meta:editing-duration>PT1H15M33S</meta:editing-duration>
    <meta:editing-cycles>125</meta:editing-cycles>
    <meta:document-statistic meta:table-count="0" meta:image-count="0" meta:object-count="0" meta:page-count="8" meta:paragraph-count="359" meta:word-count="978" meta:character-count="8328" meta:non-whitespace-character-count="6972"/>
  </office:meta>
</office:document-meta>
</file>